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Standard">
      <style:paragraph-properties fo:margin-left="2.986cm" fo:margin-right="0cm" fo:text-indent="0cm" style:auto-text-indent="false"/>
    </style:style>
    <style:style style:name="P12" style:family="paragraph" style:parent-style-name="Code">
      <style:paragraph-properties fo:margin-left="2.999cm" fo:margin-right="0cm" fo:text-indent="0cm" style:auto-text-indent="false"/>
    </style:style>
    <style:style style:name="P13" style:family="paragraph" style:parent-style-name="Standard" style:master-page-name="Index">
      <style:paragraph-properties style:page-number="auto"/>
    </style:style>
    <style:style style:name="P14" style:family="paragraph" style:parent-style-name="Standard" style:list-style-name=""/>
    <style:style style:name="P15" style:family="paragraph" style:parent-style-name="Standard" style:list-style-name="">
      <style:paragraph-properties fo:line-height="100%">
        <style:tab-stops/>
      </style:paragraph-properties>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1" style:list-style-name="">
      <style:paragraph-properties fo:line-height="100%" fo:break-before="page">
        <style:tab-stops/>
      </style:paragraph-properties>
    </style:style>
    <style:style style:name="P19" style:family="paragraph" style:parent-style-name="Heading_20_2">
      <style:paragraph-properties fo:break-before="page"/>
    </style:style>
    <style:style style:name="P20" style:family="paragraph" style:parent-style-name="Header">
      <style:paragraph-properties fo:margin-left="0cm" fo:margin-right="0cm" fo:text-indent="0cm" style:auto-text-indent="false"/>
    </style:style>
    <style:style style:name="P21"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T12" style:family="text">
      <style:text-properties style:text-underline-style="solid" style:text-underline-width="auto" style:text-underline-color="font-color"/>
    </style:style>
    <style:style style:name="T13" style:family="text">
      <style:text-properties style:font-name="monaco" fo:font-size="9pt" style:font-size-asian="9pt" style:font-size-complex="9pt"/>
    </style:style>
    <style:style style:name="T14" style:family="text">
      <style:text-properties style:font-name="monaco"/>
    </style:style>
    <style:style style:name="T15" style:family="text">
      <style:text-properties style:font-name="monaco" fo:font-size="9pt" style:font-size-asian="7.84999990463257pt" style:font-size-complex="9pt"/>
    </style:style>
    <style:style style:name="T16" style:family="text">
      <style:text-properties style:font-name="monaco" fo:font-size="9pt" style:font-size-asian="9pt" style:font-size-complex="9pt"/>
    </style:style>
    <style:style style:name="T17"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rc2</text:p>
      <text:p text:style-name="P6">Native Microsoft Outlook Configuration Guide</text:p>
      <text:p text:style-name="P2"/>
      <text:p text:style-name="P13">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rc2 – April 2012</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2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6</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6</text:p>
          <text:p text:style-name="P9">Chapter 6<text:tab/>Commercial Support and Contact Information <text:s text:c="2"/><text:tab/>17</text:p>
        </text:index-body>
      </text:table-of-content>
      <text:p text:style-name="Standard"/>
      <text:h text:style-name="P16"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rc2</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In <text:s/>order to satisfy certain dependencies, you should also add the EPEL source corresponding to your distribution and architecture. More information on this is available here: <text:a xlink:type="simple" xlink:href="http://fedoraproject.org/wiki/EPEL">http://fedoraproject.org/wiki/EPEL</text:a>.</text:p>
      <text:p text:style-name="Standard">Once the packages are installed, refer to the Configuration chapter from this guide.</text:p>
      <text:h text:style-name="Heading_20_2" text:outline-level="2">Debian 6.0 (“Squeeze”) and Ubuntu 11.10 (“Oneiric Ocelot”)</text:h>
      <text:p text:style-name="Standard">Samba4, OpenChange and SOGo and the SOGo OpenChange backend are now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oft-page-break/><text:span text:style-name="T7">samba4</text:span>, <text:span text:style-name="T7">openchange </text:span>and <text:span text:style-name="T7">sogo-openchange</text:span>. Additionally, you can install <text:span text:style-name="T13">openchange-ocsmanager</text:span> if you want to benefit from the OpenChange web services.</text:p>
      <text:p text:style-name="Standard">Once the packages are installed, refer to the Configuration chapter from this guide.</text:p>
      <text:h text:style-name="Heading_20_2" text:outline-level="2">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9" text:outline-level="2">Samba 4</text:h>
      <text:p text:style-name="Text_20_body">First, we need to <text:span text:style-name="T1">checkou</text:span>t the source from the <text:span text:style-name="Emphasis"><text:span text:style-name="T4">SOGo</text:span></text:span> branch<text:bookmark text:name="line-17"/><text:bookmark text:name="line-18"/><text:bookmark text:name="line-19"/><text:bookmark text:name="line-20"/><text:bookmark text:name="line-21"/> of the OpenChange's SVN server:</text:p>
      <text:p text:style-name="Code"><text:bookmark text:name="line-1-1"/>mkdir openchange</text:p>
      <text:p text:style-name="Code"><text:bookmark text:name="line-2-1"/>cd openchange</text:p>
      <text:p text:style-name="Code"><text:bookmark text:name="line-3-1"/>svn co -r 3923 https://svn.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26"/><text:bookmark text:name="line-27"/><text:bookmark text:name="line-28"/><text:bookmark text:name="line-29"/><text:bookmark text:name="line-30"/><text:bookmark text:name="line-31"/><text:bookmark text:name="line-32"/><text:bookmark text:name="line-33"/><text:bookmark text:name="line-34"/> :</text:p>
      <text:p text:style-name="List"><text:bookmark text:name="line-1-2"/>❏<text:tab/>Tell ld.so about the non standard location of Samba 4 libraries</text:p>
      <text:p text:style-name="Code"><text:bookmark text:name="line-2-2"/>sudo su -c 'echo "/usr/local/samba/lib" &gt; /etc/ld.so.conf.d/samba4.conf'</text:p>
      <text:p text:style-name="Code">sudo su -c 'echo "/usr/local/samba/lib/ldb" &gt;&gt; /etc/ld.so.conf.d/samba4.conf' </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5"/><text:bookmark text:name="line-36"/>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text:span text:style-name="T2">samba-4.0.0alpha17</text:span>. This is defined in <text:span text:style-name="Code_20__28_inline_29_">script/samba4_ver.sh</text:span><text:bookmark text:name="line-39"/><text:bookmark text:name="line-40"/></text:p>
      <text:p text:style-name="Code"><text:bookmark text:name="line-41"/><text:bookmark text:name="line-42"/><text:bookmark text:name="line-43"/><text:bookmark text:name="line-44"/><text:bookmark text:name="line-1-3"/>cd sogo</text:p>
      <text:p text:style-name="Code"><text:bookmark text:name="line-2-3"/>make samba</text:p>
      <text:p text:style-name="Code"><text:bookmark text:name="line-3-3"/>sudo ldconfig</text:p>
      <text:p text:style-name="Code"/>
      <text:p text:style-name="Text_20_body"><text:bookmark text:name="line-61"/><text:bookmark text:name="line-62"/>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8"/><text:bookmark text:name="line-69"/><text:span text:style-name="Teletype"><text:span text:style-name="T7"/></text:span></text:p>
      <text:p text:style-name="Text_20_body">This should yield an output similar to the following: <text:bookmark text:name="line-70"/><text:bookmark text:name="line-71"/><text:bookmark text:name="line-72"/><text:bookmark text:name="line-73"/><text:bookmark text:name="line-74"/><text:bookmark text:name="line-75"/><text:bookmark text:name="line-76"/><text:bookmark text:name="line-77"/><text:bookmark text:name="line-78"/><text:bookmark text:name="line-79"/><text:bookmark text:name="line-80"/><text:bookmark text:name="line-81"/><text:bookmark text:name="line-82"/><text:bookmark text:name="line-83"/><text:bookmark text:name="line-84"/><text:bookmark text:name="line-85"/><text:bookmark text:name="line-86"/><text:bookmark text:name="line-87"/><text:bookmark text:name="line-88"/><text:bookmark text:name="line-89"/><text:bookmark text:name="line-90"/><text:bookmark text:name="line-91"/><text:bookmark text:name="line-92"/><text:bookmark text:name="line-93"/><text:bookmark text:name="line-94"/><text:bookmark text:name="line-95"/><text:bookmark text:name="line-96"/><text:bookmark text:name="line-97"/><text:bookmark text:name="line-98"/><text:bookmark text:name="line-99"/><text:bookmark text:name="line-100"/><text:bookmark text:name="line-101"/><text:bookmark text:name="line-102"/><text:bookmark text:name="line-103"/><text:bookmark text:name="line-104"/><text:bookmark text:name="line-105"/><text:bookmark text:name="line-106"/><text:bookmark text:name="line-107"/><text:bookmark text:name="line-108"/><text:bookmark text:name="line-109"/><text:bookmark text:name="line-110"/><text:bookmark text:name="line-111"/></text:p>
      <text:p text:style-name="Code"><text:bookmark text:name="line-1-5"/>===============================================================</text:p>
      <text:p text:style-name="Code"><text:bookmark text:name="line-2-5"/>OpenChange Configuration (Please review)</text:p>
      <text:p text:style-name="Code"><text:bookmark text:name="line-3-5"/><text:soft-page-break/></text:p>
      <text:p text:style-name="Code"><text:bookmark text:name="line-4-3"/><text:s text:c="11"/>* OpenChange Libraries:</text:p>
      <text:p text:style-name="Code"><text:bookmark text:name="line-5-3"/><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2"/><text:bookmark text:name="line-113"/>Compile and inst<text:span text:style-name="T9">all </text:span><text:a xlink:type="simple" xlink:href="http://wiki.sogo.nu/OpenChange"><text:span text:style-name="T10">OpenChange</text:span></text:a><text:span text:style-name="T9">: </text:span><text:bookmark text:name="line-114"/><text:bookmark text:name="line-115"/></text:p>
      <text:p text:style-name="Code"><text:bookmark text:name="line-116"/><text:bookmark text:name="line-117"/><text:bookmark text:name="line-118"/><text:bookmark text:name="line-119"/><text:bookmark text:name="line-1-6"/>make</text:p>
      <text:p text:style-name="Code"><text:bookmark text:name="line-2-6"/>sudo make install</text:p>
      <text:p text:style-name="Code"><text:bookmark text:name="line-3-6"/>sudo ldconfig</text:p>
      <text:p text:style-name="Code"/>
      <text:h text:style-name="P19" text:outline-level="2">SOGo and SOPE</text:h>
      <text:p text:style-name="Standard">First, you must get the SOGo and SOPE sources from Inverse's source repository. <text:bookmark text:name="line-132"/><text:bookmark text:name="line-133"/><text:bookmark text:name="line-134"/><text:bookmark text:name="line-135"/><text:bookmark text:name="line-136"/><text:bookmark text:name="line-137"/><text:bookmark text:name="line-138"/><text:bookmark text:name="line-139"/></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19df67a347106e2e3f51c36766416cf4c3279bee</text:p>
      <text:p text:style-name="Code"><text:bookmark text:name="line-6-4"/>mtn --db=~/db.mtn checkout --branch ca.inverse.sope SOPE --revision 000e03baf62d699266017ea7e9681fbbfe262382</text:p>
      <text:p text:style-name="Code"/>
      <text:p text:style-name="Text_20_body"><text:bookmark text:name="line-140"/><text:bookmark text:name="line-141"/>SOPE has to be installed first since SOGo depends on it: <text:bookmark text:name="line-142"/><text:bookmark text:name="line-143"/><text:bookmark text:name="line-144"/><text:bookmark text:name="line-145"/><text:bookmark text:name="line-146"/><text:bookmark text:name="line-147"/></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8"/><text:bookmark text:name="line-149"/>Compile and install SOGo: <text:bookmark text:name="line-150"/><text:bookmark text:name="line-151"/><text:bookmark text:name="line-152"/><text:bookmark text:name="line-153"/><text:bookmark text:name="line-154"/><text:bookmark text:name="line-155"/></text:p>
      <text:p text:style-name="Code"><text:bookmark text:name="line-1-9"/>cd ../SOGo</text:p>
      <text:p text:style-name="Code"><text:bookmark text:name="line-2-9"/>./configure --enable-debug</text:p>
      <text:p text:style-name="Code"><text:bookmark text:name="line-3-9"/>make</text:p>
      <text:p text:style-name="Code"><text:bookmark text:name="line-4-6"/>sudo make install</text:p>
      <text:p text:style-name="Code"/>
      <text:h text:style-name="Heading_20_2" text:outline-level="2">SOGo OpenChange backend</text:h>
      <text:p text:style-name="Text_20_body">Finally, once all prerequisites are installed, you can install the SOGo OpenChange backend.</text:p>
      <text:p text:style-name="Text_20_body">To do so, execute the the following commands<text:bookmark text:name="line-165"/><text:bookmark text:name="line-166"/><text:bookmark text:name="line-167"/><text:bookmark text:name="line-168"/><text:bookmark text:name="line-169"/>:</text:p>
      <text:p text:style-name="Code"><text:bookmark text:name="line-1-10"/>cd OpenChange</text:p>
      <text:p text:style-name="Code"><text:bookmark text:name="line-2-10"/>make</text:p>
      <text:p text:style-name="Code">sudo PKG_CONFIG_PATH=$PKG_CONFIG_PATH make install</text:p>
      <text:h text:style-name="P17"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provision --realm=example.com –domain=OPENCHANGE --adminpass='%1OpenChange' --server-role='domain controller'</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usr/local/samba/etc/smb.conf</text:span><text:span text:style-name="T11"> (</text:span><text:span text:style-name="Code_20__28_inline_29_">/etc/samba4/smb.conf </text:span><text:span text:style-name="T11">or if you use the RPMs)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5"/><text:bookmark text:name="line-316"/>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text:soft-page-break/>ln -s ~sogo/GNUstep /root/ </text:p>
      <text:p text:style-name="Code"/>
      <text:p text:style-name="Text_20_body"><text:bookmark text:name="line-321"/><text:bookmark text:name="line-322"/>Start Samba 4 : <text:bookmark text:name="line-323"/><text:bookmark text:name="line-324"/><text:bookmark text:name="line-325"/></text:p>
      <text:p text:style-name="Code"><text:bookmark text:name="line-1-21"/>sudo samba -d5 -i -M single</text:p>
      <text:p text:style-name="Code"/>
      <text:p text:style-name="Text_20_body"><text:bookmark text:name="line-326"/><text:bookmark text:name="line-327"/>At this point Samba 4 should be running in the frontend in interactive mode. <text:bookmark text:name="line-328"/>The logs can be found in <text:span text:style-name="Code_20__28_inline_29_">/usr/local/samba/var/samba.log</text:span> when Samba 4 runs daemonized.</text:p>
      <text:p text:style-name="Standard">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 If you use the RPMs, everything will be controlled with the <text:span text:style-name="T7">/etc/init.d/samba4</text:span> script.</text:p>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8"/><text:bookmark text:name="line-209"/>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text:soft-page-break/>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2"><text:bookmark text:name="line-14-3"/><text:s text:c="8"/>* Events Root <text:s text:c="29"/>0x0900000000000001</text:p>
      <text:p text:style-name="P12"/>
      <text:p text:style-name="P12"/>
      <text:p text:style-name="Standard">Now, you can launch the OpenChange web services with “server start openchange-ocsmanager”.</text:p>
      <text:h text:style-name="Heading_20_2" text:outline-level="2">Apache Configuration (web services only)</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Standard">Debian-based setups where OpenChange was installed from the packages already have a file named /etc/apache2/conf.d/ocsmanager.conf where the lines only need to be commented out.</text:p>
      <text:p text:style-name="Standard">On other setups, the “mod_proxy” and “mod_proxy_http” modules will need to be enabled and additional clauses will need to be added to the Apache configuration:</text:p>
      <text:p text:style-name="Code">ProxyRequests Off</text:p>
      <text:p text:style-name="Code">SetEnv proxy-nokeepalive 1</text:p>
      <text:p text:style-name="Code">ProxyPreserveHost On</text:p>
      <text:p text:style-name="Code"/>
      <text:p text:style-name="Code">ProxyPass /autodiscover http://127.0.0.1:5000/autodiscover retry=0</text:p>
      <text:p text:style-name="Code">ProxyPass /ews http://127.0.0.1:5000/ews retry=0</text:p>
      <text:p text:style-name="Code"/>
      <text:p text:style-name="Code">&lt;Proxy http://127.0.0.1:5000&gt;</text:p>
      <text:p text:style-name="Code"><text:s text:c="2"/>Order allow,deny</text:p>
      <text:p text:style-name="Code"><text:s text:c="2"/>Allow from all</text:p>
      <text:p text:style-name="Code">&lt;/Proxy&gt;</text:p>
      <text:p text:style-name="Code"/>
      <text:p text:style-name="Standard">This configuration is very similar to the one required by the SOGo server.</text:p>
      <text:h text:style-name="Heading_20_2" text:outline-level="2"><text:soft-page-break/>Name Service Configuration (web services only)</text:h>
      <text:p text:style-name="Standard">The autodiscovery service must be made accessible in order to advertise the web services provided by OpenChange. This can be done in two ways. The first is to associate the FQDN <text:span text:style-name="T13">autodiscover.example.com</text:span> with the machine that hosts OpenChange, by adding a <text:span text:style-name="T15">CNAME</text:span> <text:s/>entry in your DNS configuration. Note that, instead, adding a similar entry to the “hosts” file of your Windows machine will work too, which is handy for testing purposes. The other way is to add an <text:span text:style-name="T13">SRV</text:span> entry to your DNS configuration where the “_service” value would be “Autodiscover” and the “_protocol” would be “_tcp”.</text:p>
      <text:h text:style-name="P18" text:outline-level="1">Adding Users</text:h>
      <text:p text:style-name="Text_20_body">Users that wish to connect natively to SOGo must be provisioned, for now, in Samba 4 and in OpenChange – even if they already exist in your current LDAP / Microsoft Active Directory server.</text:p>
      <text:p text:style-name="Text_20_body">To add an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Standard"><text:bookmark text:name="line-293"/><text:bookmark text:name="line-294"/><text:span text:style-name="T12">Important note</text:span>: the mode of authentication in use by Windows with Samba and Exchange servers prevent the backend from actually knowing the real password being used by the user. This implies that the IMAP server configured for use by the SOGo backend must accept any password from the host on which Samba is running. Due to the different type of IMAP servers, it is left to the reader to find a way to implement this securely in her/his installation.</text:p>
      <text:h text:style-name="P18"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text:p>
      <text:p text:style-name="Code">192.168.1.1<text:tab/><text:tab/>sogo.example.com</text:p>
      <text:p text:style-name="Code"/>
      <text:p text:style-name="P11">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4" text:outline-level="1">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h>
      <text:h text:style-name="P18"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5" text:outline-level="1">The current version of the Native Microsoft Outlook compatibility layer has some limitations.</text:h>
      <text:h text:style-name="P15" text:outline-level="1">Those limitations will be overcome in the upcoming release candidates.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text:p>
      <text:p text:style-name="List"><text:span text:style-name="T4">❏<text:tab/>If you face strange issues from Microsoft Outlook, you might want to remove any data </text:span><text:span text:style-name="T4">associated with the user from the SOGo server and recreate a Microsoft </text:span><text:soft-page-break/><text:span text:style-name="T4">Outlook profile. To </text:span><text:span text:style-name="T4">remove any data associated to a user, remove the </text:span><text:span text:style-name="T6">content (and not the directories </text:span><text:span text:style-name="T6">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tab/>Sharing mail folders is not supported.</text:p>
      <text:h text:style-name="Heading_20_3" text:outline-level="3">Calendar</text:h>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h text:style-name="Heading_20_3" text:outline-level="3">Contacts</text:h>
      <text:p text:style-name="List">❏<text:tab/>Categories will not work.</text:p>
      <text:p text:style-name="List">❏<text:tab/>Under Microsoft Outlook 2010, the special folder “Suggested Contacts” will not work.</text:p>
      <text:h text:style-name="Heading_20_3" text:outline-level="3">Notes</text:h>
      <text:p text:style-name="List">❏<text:tab/>Notes are not synchronized in any ways with SOGo. The current version of SOGo lacks support for notes.</text:p>
      <text:p text:style-name="List"/>
      <text:h text:style-name="P15" text:outline-level="1">If you notice anything else, please send contact Inverse by sending an email to <text:a xlink:type="simple" xlink:href="mailto:support@inverse.ca">support@inverse.ca</text:a>.</text:h>
      <text:h text:style-name="P17"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6</text:chapter></text:p>
      </style:header>
      <style:footer>
        <text:p text:style-name="MP2">© 2009-2011 Inverse inc.<text:tab/><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8-10-24T09:42:32</meta:creation-date>
    <meta:editing-cycles>315</meta:editing-cycles>
    <meta:editing-duration>P2DT7H45M34S</meta:editing-duration>
    <dc:date>2012-05-14T16:40:08</dc:date>
    <meta:document-statistic meta:table-count="0" meta:image-count="2" meta:object-count="0" meta:page-count="20" meta:paragraph-count="284" meta:word-count="2790" meta:character-count="20205" meta:non-whitespace-character-count="16870"/>
    <meta:user-defined meta:name="Info 1"/>
    <meta:user-defined meta:name="Info 2"/>
    <meta:user-defined meta:name="Info 3"/>
    <meta:user-defined meta:name="Info 4"/>
  </office:meta>
</office:document-meta>
</file>